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leo" officeooo:rsid="001e246e" officeooo:paragraph-rsid="001e2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pensar como cientista? Como começou a ciência?</text:p>
      <text:p text:style-name="P1">A ciência parte do suposto que não sabemos. Se você entra na ciência com certezas, por favor não pesquise naquilo que você possui certezas. Por isso é possível que cientist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o" svg:font-family="Ale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1:32:13.349982000</meta:creation-date>
    <meta:generator>LibreOffice/5.0.1.2$MacOSX_X86_64 LibreOffice_project/81898c9f5c0d43f3473ba111d7b351050be20261</meta:generator>
    <dc:date>2016-05-31T01:39:57.485078000</dc:date>
    <meta:editing-duration>PT7M44S</meta:editing-duration>
    <meta:editing-cycles>2</meta:editing-cycles>
    <meta:document-statistic meta:table-count="0" meta:image-count="0" meta:object-count="0" meta:page-count="1" meta:paragraph-count="2" meta:word-count="38" meta:character-count="226" meta:non-whitespace-character-count="189"/>
  </office:meta>
</office:document-meta>
</file>